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6A6F2316A466554FF6.png" manifest:media-type="image/png"/>
  <manifest:file-entry manifest:full-path="Pictures/10000000000002CA0000037A5317B1465C816D50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0.25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34cm" svg:height="15.749cm" svg:x="0cm" svg:y="0.001cm">
          <draw:image xlink:href="Pictures/10000000000002CA0000037A5317B1465C816D50.gif" xlink:type="simple" xlink:show="embed" xlink:actuate="onLoad" draw:mime-type="image/gif">
            <text:p/>
          </draw:image>
        </draw:frame>
        <draw:frame draw:style-name="gr1" draw:text-style-name="P1" draw:layer="layout" svg:width="19.282cm" svg:height="16.234cm" svg:x="8.5cm" svg:y="-0.342cm">
          <draw:image xlink:href="Pictures/10000001000002DE0000026A6F2316A466554FF6.png" xlink:type="simple" xlink:show="embed" xlink:actuate="onLoad" draw:mime-type="image/png">
            <text:p/>
          </draw:image>
        </draw:frame>
        <draw:frame presentation:style-name="pr1" draw:text-style-name="P2" draw:layer="layout" svg:width="4.371cm" svg:height="1.737cm" svg:x="0.001cm" svg:y="0.042cm" presentation:class="title" presentation:user-transformed="true">
          <draw:text-box>
            <text:p>TR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18T10:10:12.952455745</dc:date>
    <meta:editing-duration>PT56M49S</meta:editing-duration>
    <meta:editing-cycles>9</meta:editing-cycles>
    <meta:generator>LibreOffice/7.2.2.2$Linux_X86_64 LibreOffice_project/20$Build-2</meta:generator>
    <meta:document-statistic meta:object-count="26"/>
  </office:meta>
</office:document-meta>
</file>